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955cm"/>
    </style:style>
    <style:style style:name="co10" style:family="table-column">
      <style:table-column-properties fo:break-before="auto" style:column-width="3.067cm"/>
    </style:style>
    <style:style style:name="co11" style:family="table-column">
      <style:table-column-properties fo:break-before="auto" style:column-width="2.103cm"/>
    </style:style>
    <style:style style:name="co12" style:family="table-column">
      <style:table-column-properties fo:break-before="auto" style:column-width="0.76cm"/>
    </style:style>
    <style:style style:name="co13" style:family="table-column">
      <style:table-column-properties fo:break-before="auto" style:column-width="5.2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tromvergleich_20_10115">
      <style:table-properties table:display="true" style:writing-mode="lr-tb"/>
    </style:style>
    <style:style style:name="ta2" style:family="table" style:master-page-name="PageStyle_5f_Stromvergleich_20_Info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date-style style:name="N8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8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 style:data-style-name="N8037"/>
    <style:style style:name="ce5" style:family="table-cell" style:parent-style-name="Excel_20_Built-in_20_Normal" style:data-style-name="N8041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romvergleich 10115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style-name="ce1" office:value-type="string">
            <text:p>PLZ</text:p>
          </table:table-cell>
          <table:table-cell table:style-name="ce1" office:value-type="string">
            <text:p>Verbrauch in kWh</text:p>
          </table:table-cell>
          <table:table-cell table:style-name="ce1" office:value-type="string">
            <text:p>Anbietername</text:p>
          </table:table-cell>
          <table:table-cell table:style-name="ce1" office:value-type="string">
            <text:p>Tarifname</text:p>
          </table:table-cell>
          <table:table-cell table:style-name="ce1" office:value-type="string">
            <text:p>Arbeitspreis</text:p>
          </table:table-cell>
          <table:table-cell table:style-name="ce1" office:value-type="string">
            <text:p>Grundpreis</text:p>
          </table:table-cell>
          <table:table-cell table:style-name="ce1" office:value-type="string">
            <text:p>Vertragslaufzeit</text:p>
          </table:table-cell>
          <table:table-cell table:style-name="ce1" office:value-type="string">
            <text:p>Nettopreisgarantie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Uhrzeit am Ende</text:p>
          </table:table-cell>
          <table:table-cell table:number-columns-repeated="1014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goldgas</text:p>
          </table:table-cell>
          <table:table-cell office:value-type="string">
            <text:p>natürlich12 Basic Strom</text:p>
          </table:table-cell>
          <table:table-cell office:value-type="float" office:value="30.53">
            <text:p>30,53</text:p>
          </table:table-cell>
          <table:table-cell office:value-type="float" office:value="7.49">
            <text:p>7,49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MaxEnergy</text:p>
          </table:table-cell>
          <table:table-cell office:value-type="string">
            <text:p>Max Basic Strom</text:p>
          </table:table-cell>
          <table:table-cell office:value-type="float" office:value="28.98">
            <text:p>28,98</text:p>
          </table:table-cell>
          <table:table-cell office:value-type="float" office:value="9.52">
            <text:p>9,52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OctopusEnergy</text:p>
          </table:table-cell>
          <table:table-cell office:value-type="string">
            <text:p>OctopusOptimus+ 12 Strom</text:p>
          </table:table-cell>
          <table:table-cell office:value-type="float" office:value="29.37">
            <text:p>29,37</text:p>
          </table:table-cell>
          <table:table-cell office:value-type="float" office:value="9.07">
            <text:p>9,07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Gut &amp; Grün (Stadtwerke)</text:p>
          </table:table-cell>
          <table:table-cell office:value-type="string">
            <text:p>Gut &amp; Grün</text:p>
          </table:table-cell>
          <table:table-cell office:value-type="float" office:value="30.44">
            <text:p>30,44</text:p>
          </table:table-cell>
          <table:table-cell office:value-type="float" office:value="7.74">
            <text:p>7,74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Maingau Energie</text:p>
          </table:table-cell>
          <table:table-cell office:value-type="string">
            <text:p>Maingau StromGarant</text:p>
          </table:table-cell>
          <table:table-cell office:value-type="float" office:value="32.7">
            <text:p>32,7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table:style-name="Default" office:value-type="string">
            <text:p>Stadtwerke Flensburg</text:p>
          </table:table-cell>
          <table:table-cell table:style-name="Default" office:value-type="string">
            <text:p>eXtra</text:p>
          </table:table-cell>
          <table:table-cell table:style-name="Default" office:value-type="float" office:value="29.85">
            <text:p>29,85</text:p>
          </table:table-cell>
          <table:table-cell table:style-name="Default" office:value-type="float" office:value="8.63">
            <text:p>8,63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Stadtwerke Flensburg</text:p>
          </table:table-cell>
          <table:table-cell office:value-type="string">
            <text:p>eXtra regio</text:p>
          </table:table-cell>
          <table:table-cell office:value-type="float" office:value="29.96">
            <text:p>29,96</text:p>
          </table:table-cell>
          <table:table-cell office:value-type="float" office:value="8.83">
            <text:p>8,83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Volkswagen</text:p>
          </table:table-cell>
          <table:table-cell office:value-type="string">
            <text:p>Naturstrom Blue</text:p>
          </table:table-cell>
          <table:table-cell office:value-type="float" office:value="28.74">
            <text:p>28,74</text:p>
          </table:table-cell>
          <table:table-cell office:value-type="float" office:value="10.4">
            <text:p>10,4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office:value-type="string">
            <text:p>goldgas</text:p>
          </table:table-cell>
          <table:table-cell office:value-type="string">
            <text:p>natürlich12 Strom</text:p>
          </table:table-cell>
          <table:table-cell office:value-type="float" office:value="30.7">
            <text:p>30,7</text:p>
          </table:table-cell>
          <table:table-cell office:value-type="float" office:value="8.1">
            <text:p>8,1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office:value-type="float" office:value="1500">
            <text:p>1500</text:p>
          </table:table-cell>
          <table:table-cell table:style-name="Default" office:value-type="string">
            <text:p>Qcells</text:p>
          </table:table-cell>
          <table:table-cell table:style-name="Default" office:value-type="string">
            <text:p>Q.Energy Eco12</text:p>
          </table:table-cell>
          <table:table-cell table:style-name="Default" office:value-type="float" office:value="31.59">
            <text:p>31,59</text:p>
          </table:table-cell>
          <table:table-cell table:style-name="Default" office:value-type="float" office:value="7.07">
            <text:p>7,07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immergrün (Rheinische Elektrizitäts- und Gasversorgung)</text:p>
          </table:table-cell>
          <table:table-cell office:value-type="string">
            <text:p>Spar Smart Premium Extra</text:p>
          </table:table-cell>
          <table:table-cell office:value-type="float" office:value="29.05">
            <text:p>29,05</text:p>
          </table:table-cell>
          <table:table-cell office:value-type="float" office:value="6.55">
            <text:p>6,55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Idealenergie</text:p>
          </table:table-cell>
          <table:table-cell office:value-type="string">
            <text:p>heim premium</text:p>
          </table:table-cell>
          <table:table-cell office:value-type="float" office:value="29.05">
            <text:p>29,05</text:p>
          </table:table-cell>
          <table:table-cell office:value-type="float" office:value="6.57">
            <text:p>6,57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Gaspar</text:p>
          </table:table-cell>
          <table:table-cell office:value-type="string">
            <text:p>Strom relax12</text:p>
          </table:table-cell>
          <table:table-cell office:value-type="float" office:value="28.2">
            <text:p>28,2</text:p>
          </table:table-cell>
          <table:table-cell office:value-type="float" office:value="9.94">
            <text:p>9,94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Maingau Energie</text:p>
          </table:table-cell>
          <table:table-cell office:value-type="string">
            <text:p>StromGarant</text:p>
          </table:table-cell>
          <table:table-cell office:value-type="float" office:value="30.71">
            <text:p>30,71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Natur Werke</text:p>
          </table:table-cell>
          <table:table-cell office:value-type="string">
            <text:p>Naturstrom Classic</text:p>
          </table:table-cell>
          <table:table-cell office:value-type="float" office:value="30">
            <text:p>30</text:p>
          </table:table-cell>
          <table:table-cell office:value-type="float" office:value="6.49">
            <text:p>6,49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MaxEnergy</text:p>
          </table:table-cell>
          <table:table-cell office:value-type="string">
            <text:p>Max Basic Strom</text:p>
          </table:table-cell>
          <table:table-cell office:value-type="float" office:value="28.98">
            <text:p>28,98</text:p>
          </table:table-cell>
          <table:table-cell office:value-type="float" office:value="9.52">
            <text:p>9,52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Gut &amp; Grün (Stadtwerke)</text:p>
          </table:table-cell>
          <table:table-cell office:value-type="string">
            <text:p>Gut &amp; Grün</text:p>
          </table:table-cell>
          <table:table-cell office:value-type="float" office:value="29.87">
            <text:p>29,87</text:p>
          </table:table-cell>
          <table:table-cell office:value-type="float" office:value="7.74">
            <text:p>7,74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Volkswagen</text:p>
          </table:table-cell>
          <table:table-cell office:value-type="string">
            <text:p>Naturstrom Blue</text:p>
          </table:table-cell>
          <table:table-cell office:value-type="float" office:value="28.74">
            <text:p>28,74</text:p>
          </table:table-cell>
          <table:table-cell office:value-type="float" office:value="10.1">
            <text:p>10,1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office:value-type="string">
            <text:p>Grünwelt Energie</text:p>
          </table:table-cell>
          <table:table-cell office:value-type="string">
            <text:p>Strom Classic</text:p>
          </table:table-cell>
          <table:table-cell office:value-type="float" office:value="27.67">
            <text:p>27,67</text:p>
          </table:table-cell>
          <table:table-cell office:value-type="float" office:value="12.5">
            <text:p>12,5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office:value-type="float" office:value="2500">
            <text:p>2500</text:p>
          </table:table-cell>
          <table:table-cell table:style-name="Default" office:value-type="string">
            <text:p>OctopusEnergy</text:p>
          </table:table-cell>
          <table:table-cell table:style-name="Default" office:value-type="string">
            <text:p>OctopusOptimus+ 12 Strom</text:p>
          </table:table-cell>
          <table:table-cell table:style-name="Default" office:value-type="float" office:value="29.37">
            <text:p>29,37</text:p>
          </table:table-cell>
          <table:table-cell table:style-name="Default" office:value-type="float" office:value="9.07">
            <text:p>9,07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MAingau Energie</text:p>
          </table:table-cell>
          <table:table-cell office:value-type="string">
            <text:p>StromGarant</text:p>
          </table:table-cell>
          <table:table-cell office:value-type="float" office:value="28.74">
            <text:p>28,74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Natur Werke</text:p>
          </table:table-cell>
          <table:table-cell office:value-type="string">
            <text:p>Naturstrom Classic</text:p>
          </table:table-cell>
          <table:table-cell office:value-type="float" office:value="28.35">
            <text:p>28,35</text:p>
          </table:table-cell>
          <table:table-cell office:value-type="float" office:value="6.49">
            <text:p>6,49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Gaspar</text:p>
          </table:table-cell>
          <table:table-cell office:value-type="string">
            <text:p>Strom relax12</text:p>
          </table:table-cell>
          <table:table-cell office:value-type="float" office:value="27.25">
            <text:p>27,25</text:p>
          </table:table-cell>
          <table:table-cell office:value-type="float" office:value="9.94">
            <text:p>9,94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yippie</text:p>
          </table:table-cell>
          <table:table-cell office:value-type="string">
            <text:p>Happy Yippie Strom</text:p>
          </table:table-cell>
          <table:table-cell office:value-type="float" office:value="28.62">
            <text:p>28,62</text:p>
          </table:table-cell>
          <table:table-cell office:value-type="float" office:value="7.54">
            <text:p>7,54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immergrün (Rheinische Elektrizitäts- und Gasversorgung)</text:p>
          </table:table-cell>
          <table:table-cell office:value-type="string">
            <text:p>Spar Smart Premium Extra</text:p>
          </table:table-cell>
          <table:table-cell office:value-type="float" office:value="28.97">
            <text:p>28,97</text:p>
          </table:table-cell>
          <table:table-cell office:value-type="float" office:value="6.55">
            <text:p>6,55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Idealenergie</text:p>
          </table:table-cell>
          <table:table-cell office:value-type="string">
            <text:p>heim premium</text:p>
          </table:table-cell>
          <table:table-cell office:value-type="float" office:value="28.97">
            <text:p>28,97</text:p>
          </table:table-cell>
          <table:table-cell office:value-type="float" office:value="6.57">
            <text:p>6,57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Grünwelt Energie</text:p>
          </table:table-cell>
          <table:table-cell office:value-type="string">
            <text:p>Strom Classic</text:p>
          </table:table-cell>
          <table:table-cell office:value-type="float" office:value="27.08">
            <text:p>27,08</text:p>
          </table:table-cell>
          <table:table-cell office:value-type="float" office:value="12.5">
            <text:p>12,5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Gut &amp; Grün (Stadtwerke)</text:p>
          </table:table-cell>
          <table:table-cell office:value-type="string">
            <text:p>Gut &amp; Grün</text:p>
          </table:table-cell>
          <table:table-cell office:value-type="float" office:value="29.46">
            <text:p>29,46</text:p>
          </table:table-cell>
          <table:table-cell office:value-type="float" office:value="7.74">
            <text:p>7,74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Volkswagen</text:p>
          </table:table-cell>
          <table:table-cell office:value-type="string">
            <text:p>Naturstrom Blue</text:p>
          </table:table-cell>
          <table:table-cell office:value-type="float" office:value="28.74">
            <text:p>28,74</text:p>
          </table:table-cell>
          <table:table-cell office:value-type="float" office:value="10.1">
            <text:p>10,1</text:p>
          </table:table-cell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2">
          <table:table-cell office:value-type="float" office:value="10115">
            <text:p>10115</text:p>
          </table:table-cell>
          <table:table-cell office:value-type="float" office:value="3500">
            <text:p>3500</text:p>
          </table:table-cell>
          <table:table-cell office:value-type="string">
            <text:p>mAXEnergy</text:p>
          </table:table-cell>
          <table:table-cell office:value-type="string">
            <text:p>max Basic Strom</text:p>
          </table:table-cell>
          <table:table-cell office:value-type="float" office:value="28.98">
            <text:p>28,98</text:p>
          </table:table-cell>
          <table:table-cell office:value-type="float" office:value="9.52">
            <text:p>9,52</text:p>
          </table:table-cell>
          <table:table-cell table:number-columns-repeated="2" table:style-name="ce2" office:value-type="string">
            <text:p>12 Monate</text:p>
          </table:table-cell>
          <table:table-cell table:style-name="ce4" office:value-type="date" office:date-value="2024-01-26">
            <text:p>26.01.24</text:p>
          </table:table-cell>
          <table:table-cell table:style-name="ce5" office:value-type="time" office:time-value="PT09H30M00S">
            <text:p>09:30:00</text:p>
          </table:table-cell>
          <table:table-cell table:number-columns-repeated="1014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>
          <table:table-cell office:value-type="float" office:value="10115">
            <text:p>10115</text:p>
          </table:table-cell>
          <table:table-cell table:number-columns-repeated="5"/>
          <table:table-cell table:number-columns-repeated="2" table:style-name="ce2" office:value-type="string">
            <text:p>12 Monate</text:p>
          </table:table-cell>
          <table:table-cell table:number-columns-repeated="1016"/>
        </table:table-row>
        <table:table-row table:style-name="ro1" table:number-rows-repeated="1047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omvergleich Info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1" table:number-columns-repeated="4" table:default-cell-style-name="Excel_20_Built-in_20_Normal"/>
        <table:table-column table:style-name="co13" table:default-cell-style-name="Excel_20_Built-in_20_Normal"/>
        <table:table-column table:style-name="co11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">
            <text:p>1</text:p>
          </table:table-cell>
          <table:table-cell office:value-type="string">
            <text:p>Für jeden Ort alle drei Haushalte eingeben</text:p>
          </table:table-cell>
          <table:table-cell table:number-columns-repeated="1022"/>
        </table:table-row>
        <table:table-row table:style-name="ro1">
          <table:table-cell table:style-name="ce6" office:value-type="float" office:value="2">
            <text:p>2</text:p>
          </table:table-cell>
          <table:table-cell office:value-type="string">
            <text:p>Einstellungen auf der Check24 Vergleichsseite</text:p>
          </table:table-cell>
          <table:table-cell table:number-columns-repeated="1022"/>
        </table:table-row>
        <table:table-row table:style-name="ro1">
          <table:table-cell table:style-name="ce6"/>
          <table:table-cell/>
          <table:table-cell office:value-type="string">
            <text:p>,,Niedrigster Preis"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office:value-type="string">
            <text:p>Preisanzeige: monatlich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office:value-type="string">
            <text:p>Filtervoreinstellungen: Alle Tarife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office:value-type="string">
            <text:p>Ökostrom: egal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office:value-type="string">
            <text:p>Weiterempfehlung: egal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office:value-type="string">
            <text:p>Max. Vertragslaufzeit: bis 12 Monate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office:value-type="string">
            <text:p>Bonus einberechnen: Bonus nicht einberechnen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office:value-type="string">
            <text:p>Weitere Filter anzeigen</text:p>
          </table:table-cell>
          <table:table-cell table:number-columns-repeated="1021"/>
        </table:table-row>
        <table:table-row table:style-name="ro1">
          <table:table-cell table:style-name="ce6"/>
          <table:table-cell table:number-columns-repeated="2"/>
          <table:table-cell office:value-type="string">
            <text:p>Mind. Preisfixierung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2"/>
          <table:table-cell office:value-type="string">
            <text:p>Mind. Bis Ende der Vertragslaufzeit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2"/>
          <table:table-cell office:value-type="string">
            <text:p>Tarife pro Anbieter: 2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2"/>
          <table:table-cell office:value-type="string">
            <text:p>Nur Tarife gemäß den CHECK24-Richtlinien: Ja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2"/>
          <table:table-cell office:value-type="string">
            <text:p>kWh-Pakete: Nein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2"/>
          <table:table-cell office:value-type="string">
            <text:p>Doppeltarifzähler für Schwachlast: Nein</text:p>
          </table:table-cell>
          <table:table-cell table:number-columns-repeated="1020"/>
        </table:table-row>
        <table:table-row table:style-name="ro1">
          <table:table-cell table:style-name="ce6" office:value-type="float" office:value="3">
            <text:p>3</text:p>
          </table:table-cell>
          <table:table-cell office:value-type="string">
            <text:p>10 Angebote dokumentiere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>
            <text:p>Haushalt</text:p>
          </table:table-cell>
          <table:table-cell table:style-name="ce1" office:value-type="string">
            <text:p>kWh</text:p>
          </table:table-cell>
          <table:table-cell table:style-name="ce8"/>
          <table:table-cell table:style-name="ce1" office:value-type="string">
            <text:p>PLZ</text:p>
          </table:table-cell>
          <table:table-cell table:style-name="ce1" office:value-type="string">
            <text:p>Stadtteil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7" office:value-type="float" office:value="1500">
            <text:p>1500</text:p>
          </table:table-cell>
          <table:table-cell table:style-name="ce7"/>
          <table:table-cell table:style-name="ce7" office:value-type="float" office:value="10115">
            <text:p>10115</text:p>
          </table:table-cell>
          <table:table-cell table:style-name="ce7" office:value-type="string">
            <text:p>Mitte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table:style-name="ce7" office:value-type="float" office:value="2500">
            <text:p>250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3500">
            <text:p>3500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13">
          <table:table-cell/>
          <table:table-cell table:style-name="ce7" table:number-columns-repeated="6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1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6">26.01.2024</text:date>, <text:time>09:28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romvergleich_20_10115" style:display-name="PageStyle_Stromvergleich 10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omvergleich_20_Info" style:display-name="PageStyle_Stromvergleich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26T09:28:36.42</dc:date>
    <meta:generator>OpenOffice/4.1.14$Win32 OpenOffice.org_project/4114m1$Build-9811</meta:generator>
    <meta:editing-duration>PT37M18S</meta:editing-duration>
    <meta:editing-cycles>2</meta:editing-cycles>
    <meta:document-statistic meta:table-count="3" meta:cell-count="3761" meta:object-count="0"/>
  </office:meta>
</office:document-meta>
</file>